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8697in" svg:y="0.5299in">
            <draw:object draw:notify-on-update-of-ranges="Sheet1.A4:Sheet1.A4 Sheet1.A5:Sheet1.A26 Sheet1.B4:Sheet1.B4 Sheet1.B5:Sheet1.B26 Sheet1.C4:Sheet1.C4 Sheet1.C5:Sheet1.C26 Sheet1.D4:Sheet1.D4 Sheet1.D5:Sheet1.D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5953in" svg:y="5.3728in">
            <draw:object draw:notify-on-update-of-ranges="Sheet1.A30:Sheet1.A30 Sheet1.A31:Sheet1.A51 Sheet1.B30:Sheet1.B30 Sheet1.B31:Sheet1.B51 Sheet1.C30:Sheet1.C30 Sheet1.C31:Sheet1.C51 Sheet1.D30:Sheet1.D30 Sheet1.D31:Sheet1.D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3.5953in" svg:y="9.9953in">
            <draw:object draw:notify-on-update-of-ranges="Sheet1.A56:Sheet1.A56 Sheet1.A57:Sheet1.A78 Sheet1.B56:Sheet1.B56 Sheet1.B57:Sheet1.B78 Sheet1.C56:Sheet1.C56 Sheet1.C57:Sheet1.C78 Sheet1.D56:Sheet1.D56 Sheet1.D57:Sheet1.D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3.5953in" svg:y="14.4394in">
            <draw:object draw:notify-on-update-of-ranges="Sheet1.A82:Sheet1.A82 Sheet1.A83:Sheet1.A104 Sheet1.B82:Sheet1.B82 Sheet1.B83:Sheet1.B104 Sheet1.C82:Sheet1.C82 Sheet1.C83:Sheet1.C104 Sheet1.D82:Sheet1.D82 Sheet1.D83:Sheet1.D10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T including c_trim term </text:p>
          </table:table-cell>
          <table:table-cell/>
          <table:table-cell office:value-type="string" calcext:value-type="string">
            <text:p>Motor speed seems OK in both ‘forward’ and ‘back’ modes</text:p>
          </table:table-cell>
          <table:table-cell/>
        </table:table-row>
        <table:table-row table:style-name="ro1">
          <table:table-cell office:value-type="string" calcext:value-type="string">
            <text:p>FW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_cnt_a,</text:p>
          </table:table-cell>
          <table:table-cell office:value-type="string" calcext:value-type="string">
            <text:p>total_cnt_b,</text:p>
          </table:table-cell>
          <table:table-cell office:value-type="string" calcext:value-type="string">
            <text:p>rate_a,</text:p>
          </table:table-cell>
          <table:table-cell office:value-type="string" calcext:value-type="string">
            <text:p>rate_b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office:value-type="float" office:value="2608.696" calcext:value-type="float">
            <text:p>2608.696</text:p>
          </table:table-cell>
          <table:table-cell office:value-type="float" office:value="2591.304" calcext:value-type="float">
            <text:p>2591.30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76" calcext:value-type="float">
            <text:p>876</text:p>
          </table:table-cell>
          <table:table-cell table:number-columns-repeated="2" office:value-type="float" office:value="4898.305" calcext:value-type="float">
            <text:p>4898.305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59" calcext:value-type="float">
            <text:p>1459</text:p>
          </table:table-cell>
          <table:table-cell office:value-type="float" office:value="4991.453" calcext:value-type="float">
            <text:p>4991.453</text:p>
          </table:table-cell>
          <table:table-cell office:value-type="float" office:value="4982.906" calcext:value-type="float">
            <text:p>4982.90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974" calcext:value-type="float">
            <text:p>1974</text:p>
          </table:table-cell>
          <table:table-cell office:value-type="float" office:value="4634.783" calcext:value-type="float">
            <text:p>4634.783</text:p>
          </table:table-cell>
          <table:table-cell office:value-type="float" office:value="4478.261" calcext:value-type="float">
            <text:p>4478.261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2471" calcext:value-type="float">
            <text:p>2471</text:p>
          </table:table-cell>
          <table:table-cell office:value-type="float" office:value="4441.667" calcext:value-type="float">
            <text:p>4441.667</text:p>
          </table:table-cell>
          <table:table-cell office:value-type="float" office:value="4141.667" calcext:value-type="float">
            <text:p>4141.667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930" calcext:value-type="float">
            <text:p>2930</text:p>
          </table:table-cell>
          <table:table-cell office:value-type="float" office:value="4373.913" calcext:value-type="float">
            <text:p>4373.913</text:p>
          </table:table-cell>
          <table:table-cell office:value-type="float" office:value="3991.304" calcext:value-type="float">
            <text:p>3991.304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3387" calcext:value-type="float">
            <text:p>3387</text:p>
          </table:table-cell>
          <table:table-cell office:value-type="float" office:value="4304.348" calcext:value-type="float">
            <text:p>4304.348</text:p>
          </table:table-cell>
          <table:table-cell office:value-type="float" office:value="3973.913" calcext:value-type="float">
            <text:p>3973.913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3852" calcext:value-type="float">
            <text:p>3852</text:p>
          </table:table-cell>
          <table:table-cell office:value-type="float" office:value="4241.379" calcext:value-type="float">
            <text:p>4241.379</text:p>
          </table:table-cell>
          <table:table-cell office:value-type="float" office:value="4008.621" calcext:value-type="float">
            <text:p>4008.621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4323" calcext:value-type="float">
            <text:p>4323</text:p>
          </table:table-cell>
          <table:table-cell office:value-type="float" office:value="4196.582" calcext:value-type="float">
            <text:p>4196.582</text:p>
          </table:table-cell>
          <table:table-cell office:value-type="float" office:value="4025.641" calcext:value-type="float">
            <text:p>4025.641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4789" calcext:value-type="float">
            <text:p>4789</text:p>
          </table:table-cell>
          <table:table-cell office:value-type="float" office:value="4145.299" calcext:value-type="float">
            <text:p>4145.299</text:p>
          </table:table-cell>
          <table:table-cell office:value-type="float" office:value="3982.906" calcext:value-type="float">
            <text:p>3982.906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float" office:value="5260" calcext:value-type="float">
            <text:p>5260</text:p>
          </table:table-cell>
          <table:table-cell office:value-type="float" office:value="4127.119" calcext:value-type="float">
            <text:p>4127.119</text:p>
          </table:table-cell>
          <table:table-cell office:value-type="float" office:value="3991.525" calcext:value-type="float">
            <text:p>3991.525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5718" calcext:value-type="float">
            <text:p>5718</text:p>
          </table:table-cell>
          <table:table-cell office:value-type="float" office:value="4114.035" calcext:value-type="float">
            <text:p>4114.035</text:p>
          </table:table-cell>
          <table:table-cell office:value-type="float" office:value="4017.544" calcext:value-type="float">
            <text:p>4017.544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float" office:value="6180" calcext:value-type="float">
            <text:p>6180</text:p>
          </table:table-cell>
          <table:table-cell office:value-type="float" office:value="4104.348" calcext:value-type="float">
            <text:p>4104.348</text:p>
          </table:table-cell>
          <table:table-cell office:value-type="float" office:value="4017.391" calcext:value-type="float">
            <text:p>4017.391</text:p>
          </table:table-cell>
        </table:table-row>
        <table:table-row table:style-name="ro1">
          <table:table-cell office:value-type="float" office:value="6894" calcext:value-type="float">
            <text:p>6894</text:p>
          </table:table-cell>
          <table:table-cell office:value-type="float" office:value="6643" calcext:value-type="float">
            <text:p>6643</text:p>
          </table:table-cell>
          <table:table-cell office:value-type="float" office:value="4068.965" calcext:value-type="float">
            <text:p>4068.965</text:p>
          </table:table-cell>
          <table:table-cell office:value-type="float" office:value="3991.379" calcext:value-type="float">
            <text:p>3991.379</text:p>
          </table:table-cell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float" office:value="7112" calcext:value-type="float">
            <text:p>7112</text:p>
          </table:table-cell>
          <table:table-cell office:value-type="float" office:value="4076.923" calcext:value-type="float">
            <text:p>4076.923</text:p>
          </table:table-cell>
          <table:table-cell office:value-type="float" office:value="4008.547" calcext:value-type="float">
            <text:p>4008.547</text:p>
          </table:table-cell>
        </table:table-row>
        <table:table-row table:style-name="ro1">
          <table:table-cell office:value-type="float" office:value="7846" calcext:value-type="float">
            <text:p>7846</text:p>
          </table:table-cell>
          <table:table-cell office:value-type="float" office:value="7582" calcext:value-type="float">
            <text:p>7582</text:p>
          </table:table-cell>
          <table:table-cell office:value-type="float" office:value="4059.829" calcext:value-type="float">
            <text:p>4059.829</text:p>
          </table:table-cell>
          <table:table-cell office:value-type="float" office:value="4017.094" calcext:value-type="float">
            <text:p>4017.094</text:p>
          </table:table-cell>
        </table:table-row>
        <table:table-row table:style-name="ro1">
          <table:table-cell office:value-type="float" office:value="8309" calcext:value-type="float">
            <text:p>8309</text:p>
          </table:table-cell>
          <table:table-cell office:value-type="float" office:value="8037" calcext:value-type="float">
            <text:p>8037</text:p>
          </table:table-cell>
          <table:table-cell office:value-type="float" office:value="4061.403" calcext:value-type="float">
            <text:p>4061.403</text:p>
          </table:table-cell>
          <table:table-cell office:value-type="float" office:value="3991.228" calcext:value-type="float">
            <text:p>3991.228</text:p>
          </table:table-cell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500" calcext:value-type="float">
            <text:p>8500</text:p>
          </table:table-cell>
          <table:table-cell office:value-type="float" office:value="4043.103" calcext:value-type="float">
            <text:p>4043.103</text:p>
          </table:table-cell>
          <table:table-cell office:value-type="float" office:value="3991.379" calcext:value-type="float">
            <text:p>3991.379</text:p>
          </table:table-cell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float" office:value="8966" calcext:value-type="float">
            <text:p>8966</text:p>
          </table:table-cell>
          <table:table-cell office:value-type="float" office:value="4043.103" calcext:value-type="float">
            <text:p>4043.103</text:p>
          </table:table-cell>
          <table:table-cell office:value-type="float" office:value="4017.241" calcext:value-type="float">
            <text:p>4017.241</text:p>
          </table:table-cell>
        </table:table-row>
        <table:table-row table:style-name="ro1">
          <table:table-cell office:value-type="float" office:value="9707" calcext:value-type="float">
            <text:p>9707</text:p>
          </table:table-cell>
          <table:table-cell office:value-type="float" office:value="9424" calcext:value-type="float">
            <text:p>9424</text:p>
          </table:table-cell>
          <table:table-cell office:value-type="float" office:value="4035.088" calcext:value-type="float">
            <text:p>4035.088</text:p>
          </table:table-cell>
          <table:table-cell office:value-type="float" office:value="4017.544" calcext:value-type="float">
            <text:p>4017.544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float" office:value="9887" calcext:value-type="float">
            <text:p>9887</text:p>
          </table:table-cell>
          <table:table-cell office:value-type="float" office:value="4025.862" calcext:value-type="float">
            <text:p>4025.862</text:p>
          </table:table-cell>
          <table:table-cell office:value-type="float" office:value="3991.379" calcext:value-type="float">
            <text:p>3991.3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V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_cnt_a,</text:p>
          </table:table-cell>
          <table:table-cell office:value-type="string" calcext:value-type="string">
            <text:p>total_cnt_b,</text:p>
          </table:table-cell>
          <table:table-cell office:value-type="string" calcext:value-type="string">
            <text:p>rate_a,</text:p>
          </table:table-cell>
          <table:table-cell office:value-type="string" calcext:value-type="string">
            <text:p>rate_b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09" calcext:value-type="float">
            <text:p>-309</text:p>
          </table:table-cell>
          <table:table-cell office:value-type="float" office:value="-307" calcext:value-type="float">
            <text:p>-307</text:p>
          </table:table-cell>
          <table:table-cell office:value-type="float" office:value="2663.793" calcext:value-type="float">
            <text:p>2663.793</text:p>
          </table:table-cell>
          <table:table-cell office:value-type="float" office:value="2646.552" calcext:value-type="float">
            <text:p>2646.552</text:p>
          </table:table-cell>
        </table:table-row>
        <table:table-row table:style-name="ro1">
          <table:table-cell office:value-type="float" office:value="-912" calcext:value-type="float">
            <text:p>-912</text:p>
          </table:table-cell>
          <table:table-cell office:value-type="float" office:value="-917" calcext:value-type="float">
            <text:p>-917</text:p>
          </table:table-cell>
          <table:table-cell office:value-type="float" office:value="4902.439" calcext:value-type="float">
            <text:p>4902.439</text:p>
          </table:table-cell>
          <table:table-cell office:value-type="float" office:value="4959.35" calcext:value-type="float">
            <text:p>4959.35</text:p>
          </table:table-cell>
        </table:table-row>
        <table:table-row table:style-name="ro1">
          <table:table-cell office:value-type="float" office:value="-1524" calcext:value-type="float">
            <text:p>-1524</text:p>
          </table:table-cell>
          <table:table-cell office:value-type="float" office:value="-1532" calcext:value-type="float">
            <text:p>-1532</text:p>
          </table:table-cell>
          <table:table-cell office:value-type="float" office:value="5016.394" calcext:value-type="float">
            <text:p>5016.394</text:p>
          </table:table-cell>
          <table:table-cell office:value-type="float" office:value="5040.984" calcext:value-type="float">
            <text:p>5040.984</text:p>
          </table:table-cell>
        </table:table-row>
        <table:table-row table:style-name="ro1">
          <table:table-cell office:value-type="float" office:value="-2092" calcext:value-type="float">
            <text:p>-2092</text:p>
          </table:table-cell>
          <table:table-cell office:value-type="float" office:value="-2088" calcext:value-type="float">
            <text:p>-2088</text:p>
          </table:table-cell>
          <table:table-cell office:value-type="float" office:value="4617.886" calcext:value-type="float">
            <text:p>4617.886</text:p>
          </table:table-cell>
          <table:table-cell office:value-type="float" office:value="4520.325" calcext:value-type="float">
            <text:p>4520.325</text:p>
          </table:table-cell>
        </table:table-row>
        <table:table-row table:style-name="ro1">
          <table:table-cell office:value-type="float" office:value="-2612" calcext:value-type="float">
            <text:p>-2612</text:p>
          </table:table-cell>
          <table:table-cell office:value-type="float" office:value="-2581" calcext:value-type="float">
            <text:p>-2581</text:p>
          </table:table-cell>
          <table:table-cell office:value-type="float" office:value="4406.78" calcext:value-type="float">
            <text:p>4406.78</text:p>
          </table:table-cell>
          <table:table-cell office:value-type="float" office:value="4177.966" calcext:value-type="float">
            <text:p>4177.966</text:p>
          </table:table-cell>
        </table:table-row>
        <table:table-row table:style-name="ro1">
          <table:table-cell office:value-type="float" office:value="-3133" calcext:value-type="float">
            <text:p>-3133</text:p>
          </table:table-cell>
          <table:table-cell office:value-type="float" office:value="-3058" calcext:value-type="float">
            <text:p>-3058</text:p>
          </table:table-cell>
          <table:table-cell office:value-type="float" office:value="4305.785" calcext:value-type="float">
            <text:p>4305.785</text:p>
          </table:table-cell>
          <table:table-cell office:value-type="float" office:value="3942.149" calcext:value-type="float">
            <text:p>3942.149</text:p>
          </table:table-cell>
        </table:table-row>
        <table:table-row table:style-name="ro1">
          <table:table-cell office:value-type="float" office:value="-3644" calcext:value-type="float">
            <text:p>-3644</text:p>
          </table:table-cell>
          <table:table-cell office:value-type="float" office:value="-3530" calcext:value-type="float">
            <text:p>-3530</text:p>
          </table:table-cell>
          <table:table-cell office:value-type="float" office:value="4294.118" calcext:value-type="float">
            <text:p>4294.118</text:p>
          </table:table-cell>
          <table:table-cell office:value-type="float" office:value="3966.386" calcext:value-type="float">
            <text:p>3966.386</text:p>
          </table:table-cell>
        </table:table-row>
        <table:table-row table:style-name="ro1">
          <table:table-cell office:value-type="float" office:value="-4167" calcext:value-type="float">
            <text:p>-4167</text:p>
          </table:table-cell>
          <table:table-cell office:value-type="float" office:value="-4023" calcext:value-type="float">
            <text:p>-4023</text:p>
          </table:table-cell>
          <table:table-cell office:value-type="float" office:value="4217.742" calcext:value-type="float">
            <text:p>4217.742</text:p>
          </table:table-cell>
          <table:table-cell office:value-type="float" office:value="3975.806" calcext:value-type="float">
            <text:p>3975.806</text:p>
          </table:table-cell>
        </table:table-row>
        <table:table-row table:style-name="ro1">
          <table:table-cell office:value-type="float" office:value="-4671" calcext:value-type="float">
            <text:p>-4671</text:p>
          </table:table-cell>
          <table:table-cell office:value-type="float" office:value="-4502" calcext:value-type="float">
            <text:p>-4502</text:p>
          </table:table-cell>
          <table:table-cell office:value-type="float" office:value="3968.504" calcext:value-type="float">
            <text:p>3968.504</text:p>
          </table:table-cell>
          <table:table-cell office:value-type="float" office:value="3771.654" calcext:value-type="float">
            <text:p>3771.654</text:p>
          </table:table-cell>
        </table:table-row>
        <table:table-row table:style-name="ro1">
          <table:table-cell office:value-type="float" office:value="-5184" calcext:value-type="float">
            <text:p>-5184</text:p>
          </table:table-cell>
          <table:table-cell office:value-type="float" office:value="-5011" calcext:value-type="float">
            <text:p>-5011</text:p>
          </table:table-cell>
          <table:table-cell office:value-type="float" office:value="4204.918" calcext:value-type="float">
            <text:p>4204.918</text:p>
          </table:table-cell>
          <table:table-cell office:value-type="float" office:value="4172.131" calcext:value-type="float">
            <text:p>4172.131</text:p>
          </table:table-cell>
        </table:table-row>
        <table:table-row table:style-name="ro1">
          <table:table-cell office:value-type="float" office:value="-5701" calcext:value-type="float">
            <text:p>-5701</text:p>
          </table:table-cell>
          <table:table-cell office:value-type="float" office:value="-5527" calcext:value-type="float">
            <text:p>-5527</text:p>
          </table:table-cell>
          <table:table-cell office:value-type="float" office:value="4237.705" calcext:value-type="float">
            <text:p>4237.705</text:p>
          </table:table-cell>
          <table:table-cell office:value-type="float" office:value="4229.508" calcext:value-type="float">
            <text:p>4229.508</text:p>
          </table:table-cell>
        </table:table-row>
        <table:table-row table:style-name="ro1">
          <table:table-cell office:value-type="float" office:value="-6212" calcext:value-type="float">
            <text:p>-6212</text:p>
          </table:table-cell>
          <table:table-cell office:value-type="float" office:value="-6016" calcext:value-type="float">
            <text:p>-6016</text:p>
          </table:table-cell>
          <table:table-cell office:value-type="float" office:value="4154.471" calcext:value-type="float">
            <text:p>4154.471</text:p>
          </table:table-cell>
          <table:table-cell office:value-type="float" office:value="3975.61" calcext:value-type="float">
            <text:p>3975.61</text:p>
          </table:table-cell>
        </table:table-row>
        <table:table-row table:style-name="ro1">
          <table:table-cell office:value-type="float" office:value="-6692" calcext:value-type="float">
            <text:p>-6692</text:p>
          </table:table-cell>
          <table:table-cell office:value-type="float" office:value="-6473" calcext:value-type="float">
            <text:p>-6473</text:p>
          </table:table-cell>
          <table:table-cell office:value-type="float" office:value="4102.564" calcext:value-type="float">
            <text:p>4102.564</text:p>
          </table:table-cell>
          <table:table-cell office:value-type="float" office:value="3905.983" calcext:value-type="float">
            <text:p>3905.983</text:p>
          </table:table-cell>
        </table:table-row>
        <table:table-row table:style-name="ro1">
          <table:table-cell office:value-type="float" office:value="-7186" calcext:value-type="float">
            <text:p>-7186</text:p>
          </table:table-cell>
          <table:table-cell office:value-type="float" office:value="-6950" calcext:value-type="float">
            <text:p>-6950</text:p>
          </table:table-cell>
          <table:table-cell office:value-type="float" office:value="4116.667" calcext:value-type="float">
            <text:p>4116.667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-7663" calcext:value-type="float">
            <text:p>-7663</text:p>
          </table:table-cell>
          <table:table-cell office:value-type="float" office:value="-7416" calcext:value-type="float">
            <text:p>-7416</text:p>
          </table:table-cell>
          <table:table-cell office:value-type="float" office:value="4112.069" calcext:value-type="float">
            <text:p>4112.069</text:p>
          </table:table-cell>
          <table:table-cell office:value-type="float" office:value="4017.241" calcext:value-type="float">
            <text:p>4017.241</text:p>
          </table:table-cell>
        </table:table-row>
        <table:table-row table:style-name="ro1">
          <table:table-cell office:value-type="float" office:value="-8144" calcext:value-type="float">
            <text:p>-8144</text:p>
          </table:table-cell>
          <table:table-cell office:value-type="float" office:value="-7884" calcext:value-type="float">
            <text:p>-7884</text:p>
          </table:table-cell>
          <table:table-cell office:value-type="float" office:value="4076.271" calcext:value-type="float">
            <text:p>4076.271</text:p>
          </table:table-cell>
          <table:table-cell office:value-type="float" office:value="3966.102" calcext:value-type="float">
            <text:p>3966.102</text:p>
          </table:table-cell>
        </table:table-row>
        <table:table-row table:style-name="ro1">
          <table:table-cell office:value-type="float" office:value="-8620" calcext:value-type="float">
            <text:p>-8620</text:p>
          </table:table-cell>
          <table:table-cell office:value-type="float" office:value="-8348" calcext:value-type="float">
            <text:p>-8348</text:p>
          </table:table-cell>
          <table:table-cell office:value-type="float" office:value="4033.898" calcext:value-type="float">
            <text:p>4033.898</text:p>
          </table:table-cell>
          <table:table-cell office:value-type="float" office:value="3932.203" calcext:value-type="float">
            <text:p>3932.203</text:p>
          </table:table-cell>
        </table:table-row>
        <table:table-row table:style-name="ro1">
          <table:table-cell office:value-type="float" office:value="-9115" calcext:value-type="float">
            <text:p>-9115</text:p>
          </table:table-cell>
          <table:table-cell office:value-type="float" office:value="-8840" calcext:value-type="float">
            <text:p>-8840</text:p>
          </table:table-cell>
          <table:table-cell office:value-type="float" office:value="4057.377" calcext:value-type="float">
            <text:p>4057.377</text:p>
          </table:table-cell>
          <table:table-cell office:value-type="float" office:value="4032.787" calcext:value-type="float">
            <text:p>4032.787</text:p>
          </table:table-cell>
        </table:table-row>
        <table:table-row table:style-name="ro1">
          <table:table-cell office:value-type="float" office:value="-9591" calcext:value-type="float">
            <text:p>-9591</text:p>
          </table:table-cell>
          <table:table-cell office:value-type="float" office:value="-9310" calcext:value-type="float">
            <text:p>-9310</text:p>
          </table:table-cell>
          <table:table-cell office:value-type="float" office:value="3838.709" calcext:value-type="float">
            <text:p>3838.709</text:p>
          </table:table-cell>
          <table:table-cell office:value-type="float" office:value="3790.323" calcext:value-type="float">
            <text:p>3790.323</text:p>
          </table:table-cell>
        </table:table-row>
        <table:table-row table:style-name="ro1">
          <table:table-cell office:value-type="float" office:value="-10081" calcext:value-type="float">
            <text:p>-10081</text:p>
          </table:table-cell>
          <table:table-cell office:value-type="float" office:value="-9814" calcext:value-type="float">
            <text:p>-9814</text:p>
          </table:table-cell>
          <table:table-cell office:value-type="float" office:value="4083.333" calcext:value-type="float">
            <text:p>4083.333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W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/forward?</text:p>
          </table:table-cell>
        </table:table-row>
        <table:table-row table:style-name="ro1">
          <table:table-cell office:value-type="string" calcext:value-type="string">
            <text:p>p_trim_a,</text:p>
          </table:table-cell>
          <table:table-cell office:value-type="string" calcext:value-type="string">
            <text:p>i_trim_a,</text:p>
          </table:table-cell>
          <table:table-cell office:value-type="string" calcext:value-type="string">
            <text:p>d_trim_a,</text:p>
          </table:table-cell>
          <table:table-cell office:value-type="string" calcext:value-type="string">
            <text:p>c_trim_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.608696" calcext:value-type="float">
            <text:p>2.608696</text:p>
          </table:table-cell>
          <table:table-cell office:value-type="float" office:value="5.304348" calcext:value-type="float">
            <text:p>5.304348</text:p>
          </table:table-cell>
          <table:table-cell office:value-type="float" office:value="-1.172023" calcext:value-type="float">
            <text:p>-1.172023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2.034483" calcext:value-type="float">
            <text:p>-2.034483</text:p>
          </table:table-cell>
          <table:table-cell office:value-type="float" office:value="4.287106" calcext:value-type="float">
            <text:p>4.287106</text:p>
          </table:table-cell>
          <table:table-cell office:value-type="float" office:value="-1.000685" calcext:value-type="float">
            <text:p>-1.000685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2.226087" calcext:value-type="float">
            <text:p>-2.226087</text:p>
          </table:table-cell>
          <table:table-cell office:value-type="float" office:value="3.174063" calcext:value-type="float">
            <text:p>3.174063</text:p>
          </table:table-cell>
          <table:table-cell office:value-type="float" office:value="-0.04165294" calcext:value-type="float">
            <text:p>-0.04165294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-1.378151" calcext:value-type="float">
            <text:p>-1.378151</text:p>
          </table:table-cell>
          <table:table-cell office:value-type="float" office:value="2.484987" calcext:value-type="float">
            <text:p>2.484987</text:p>
          </table:table-cell>
          <table:table-cell office:value-type="float" office:value="0.1781377" calcext:value-type="float">
            <text:p>0.1781377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-0.9059834" calcext:value-type="float">
            <text:p>-0.9059834</text:p>
          </table:table-cell>
          <table:table-cell office:value-type="float" office:value="2.031995" calcext:value-type="float">
            <text:p>2.031995</text:p>
          </table:table-cell>
          <table:table-cell office:value-type="float" office:value="0.1008906" calcext:value-type="float">
            <text:p>0.1008906</text:p>
          </table:table-cell>
          <table:table-cell office:value-type="float" office:value="-1.17" calcext:value-type="float">
            <text:p>-1.17</text:p>
          </table:table-cell>
        </table:table-row>
        <table:table-row table:style-name="ro1">
          <table:table-cell office:value-type="float" office:value="-0.666667" calcext:value-type="float">
            <text:p>-0.666667</text:p>
          </table:table-cell>
          <table:table-cell office:value-type="float" office:value="1.698662" calcext:value-type="float">
            <text:p>1.698662</text:p>
          </table:table-cell>
          <table:table-cell office:value-type="float" office:value="0.05113599" calcext:value-type="float">
            <text:p>0.05113599</text:p>
          </table:table-cell>
          <table:table-cell office:value-type="float" office:value="-1.58" calcext:value-type="float">
            <text:p>-1.58</text:p>
          </table:table-cell>
        </table:table-row>
        <table:table-row table:style-name="ro1">
          <table:table-cell office:value-type="float" office:value="-0.5254238" calcext:value-type="float">
            <text:p>-0.5254238</text:p>
          </table:table-cell>
          <table:table-cell office:value-type="float" office:value="1.43595" calcext:value-type="float">
            <text:p>1.43595</text:p>
          </table:table-cell>
          <table:table-cell office:value-type="float" office:value="0.0299244" calcext:value-type="float">
            <text:p>0.0299244</text:p>
          </table:table-cell>
          <table:table-cell office:value-type="float" office:value="-1.87" calcext:value-type="float">
            <text:p>-1.87</text:p>
          </table:table-cell>
        </table:table-row>
        <table:table-row table:style-name="ro1">
          <table:table-cell office:value-type="float" office:value="-0.4210527" calcext:value-type="float">
            <text:p>-0.4210527</text:p>
          </table:table-cell>
          <table:table-cell office:value-type="float" office:value="1.225423" calcext:value-type="float">
            <text:p>1.225423</text:p>
          </table:table-cell>
          <table:table-cell office:value-type="float" office:value="0.0228884" calcext:value-type="float">
            <text:p>0.0228884</text:p>
          </table:table-cell>
          <table:table-cell office:value-type="float" office:value="-2.08" calcext:value-type="float">
            <text:p>-2.08</text:p>
          </table:table-cell>
        </table:table-row>
        <table:table-row table:style-name="ro1">
          <table:table-cell office:value-type="float" office:value="-0.350877" calcext:value-type="float">
            <text:p>-0.350877</text:p>
          </table:table-cell>
          <table:table-cell office:value-type="float" office:value="1.049985" calcext:value-type="float">
            <text:p>1.049985</text:p>
          </table:table-cell>
          <table:table-cell office:value-type="float" office:value="0.01538943" calcext:value-type="float">
            <text:p>0.01538943</text:p>
          </table:table-cell>
          <table:table-cell office:value-type="float" office:value="-2.28" calcext:value-type="float">
            <text:p>-2.28</text:p>
          </table:table-cell>
        </table:table-row>
        <table:table-row table:style-name="ro1">
          <table:table-cell office:value-type="float" office:value="-0.2608701" calcext:value-type="float">
            <text:p>-0.2608701</text:p>
          </table:table-cell>
          <table:table-cell office:value-type="float" office:value="0.9195498" calcext:value-type="float">
            <text:p>0.9195498</text:p>
          </table:table-cell>
          <table:table-cell office:value-type="float" office:value="0.0195667" calcext:value-type="float">
            <text:p>0.0195667</text:p>
          </table:table-cell>
          <table:table-cell office:value-type="float" office:value="-2.44" calcext:value-type="float">
            <text:p>-2.44</text:p>
          </table:table-cell>
        </table:table-row>
        <table:table-row table:style-name="ro1">
          <table:table-cell office:value-type="float" office:value="-0.2434776" calcext:value-type="float">
            <text:p>-0.2434776</text:p>
          </table:table-cell>
          <table:table-cell office:value-type="float" office:value="0.7978111" calcext:value-type="float">
            <text:p>0.7978111</text:p>
          </table:table-cell>
          <table:table-cell office:value-type="float" office:value="0.003780995" calcext:value-type="float">
            <text:p>0.003780995</text:p>
          </table:table-cell>
          <table:table-cell office:value-type="float" office:value="-2.57" calcext:value-type="float">
            <text:p>-2.57</text:p>
          </table:table-cell>
        </table:table-row>
        <table:table-row table:style-name="ro1">
          <table:table-cell office:value-type="float" office:value="-0.2123887" calcext:value-type="float">
            <text:p>-0.2123887</text:p>
          </table:table-cell>
          <table:table-cell office:value-type="float" office:value="0.6916167" calcext:value-type="float">
            <text:p>0.6916167</text:p>
          </table:table-cell>
          <table:table-cell office:value-type="float" office:value="0.006878068" calcext:value-type="float">
            <text:p>0.006878068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-0.1724141" calcext:value-type="float">
            <text:p>-0.1724141</text:p>
          </table:table-cell>
          <table:table-cell office:value-type="float" office:value="0.6054097" calcext:value-type="float">
            <text:p>0.6054097</text:p>
          </table:table-cell>
          <table:table-cell office:value-type="float" office:value="0.008615217" calcext:value-type="float">
            <text:p>0.008615217</text:p>
          </table:table-cell>
          <table:table-cell office:value-type="float" office:value="-2.79" calcext:value-type="float">
            <text:p>-2.79</text:p>
          </table:table-cell>
        </table:table-row>
        <table:table-row table:style-name="ro1">
          <table:table-cell office:value-type="float" office:value="-0.1034478" calcext:value-type="float">
            <text:p>-0.1034478</text:p>
          </table:table-cell>
          <table:table-cell office:value-type="float" office:value="0.5536859" calcext:value-type="float">
            <text:p>0.5536859</text:p>
          </table:table-cell>
          <table:table-cell office:value-type="float" office:value="0.01486343" calcext:value-type="float">
            <text:p>0.01486343</text:p>
          </table:table-cell>
          <table:table-cell office:value-type="float" office:value="-2.85" calcext:value-type="float">
            <text:p>-2.85</text:p>
          </table:table-cell>
        </table:table-row>
        <table:table-row table:style-name="ro1">
          <table:table-cell office:value-type="float" office:value="-0.1043482" calcext:value-type="float">
            <text:p>-0.1043482</text:p>
          </table:table-cell>
          <table:table-cell office:value-type="float" office:value="0.5015118" calcext:value-type="float">
            <text:p>0.5015118</text:p>
          </table:table-cell>
          <table:table-cell office:value-type="float" office:value="-0.0001957371" calcext:value-type="float">
            <text:p>-0.0001957371</text:p>
          </table:table-cell>
          <table:table-cell office:value-type="float" office:value="-2.89" calcext:value-type="float">
            <text:p>-2.89</text:p>
          </table:table-cell>
        </table:table-row>
        <table:table-row table:style-name="ro1">
          <table:table-cell office:value-type="float" office:value="-0.06896582" calcext:value-type="float">
            <text:p>-0.06896582</text:p>
          </table:table-cell>
          <table:table-cell office:value-type="float" office:value="0.4670288" calcext:value-type="float">
            <text:p>0.4670288</text:p>
          </table:table-cell>
          <table:table-cell office:value-type="float" office:value="0.007625501" calcext:value-type="float">
            <text:p>0.007625501</text:p>
          </table:table-cell>
          <table:table-cell office:value-type="float" office:value="-2.94" calcext:value-type="float">
            <text:p>-2.94</text:p>
          </table:table-cell>
        </table:table-row>
        <table:table-row table:style-name="ro1">
          <table:table-cell office:value-type="float" office:value="-0.06722754" calcext:value-type="float">
            <text:p>-0.06722754</text:p>
          </table:table-cell>
          <table:table-cell office:value-type="float" office:value="0.433415" calcext:value-type="float">
            <text:p>0.433415</text:p>
          </table:table-cell>
          <table:table-cell office:value-type="float" office:value="0.0003651851" calcext:value-type="float">
            <text:p>0.0003651851</text:p>
          </table:table-cell>
          <table:table-cell office:value-type="float" office:value="-2.95" calcext:value-type="float">
            <text:p>-2.95</text:p>
          </table:table-cell>
        </table:table-row>
        <table:table-row table:style-name="ro1">
          <table:table-cell office:value-type="float" office:value="-0.05217383" calcext:value-type="float">
            <text:p>-0.05217383</text:p>
          </table:table-cell>
          <table:table-cell office:value-type="float" office:value="0.4073282" calcext:value-type="float">
            <text:p>0.4073282</text:p>
          </table:table-cell>
          <table:table-cell office:value-type="float" office:value="0.003272546" calcext:value-type="float">
            <text:p>0.003272546</text:p>
          </table:table-cell>
          <table:table-cell office:value-type="float" office:value="-2.98" calcext:value-type="float">
            <text:p>-2.98</text:p>
          </table:table-cell>
        </table:table-row>
        <table:table-row table:style-name="ro1">
          <table:table-cell office:value-type="float" office:value="-0.03478223" calcext:value-type="float">
            <text:p>-0.03478223</text:p>
          </table:table-cell>
          <table:table-cell office:value-type="float" office:value="0.389937" calcext:value-type="float">
            <text:p>0.389937</text:p>
          </table:table-cell>
          <table:table-cell office:value-type="float" office:value="0.003780783" calcext:value-type="float">
            <text:p>0.00378078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0.03418848" calcext:value-type="float">
            <text:p>-0.03418848</text:p>
          </table:table-cell>
          <table:table-cell office:value-type="float" office:value="0.3728428" calcext:value-type="float">
            <text:p>0.3728428</text:p>
          </table:table-cell>
          <table:table-cell office:value-type="float" office:value="0.0001268697" calcext:value-type="float">
            <text:p>0.0001268697</text:p>
          </table:table-cell>
          <table:table-cell office:value-type="float" office:value="-3.02" calcext:value-type="float">
            <text:p>-3.02</text:p>
          </table:table-cell>
        </table:table-row>
        <table:table-row table:style-name="ro1">
          <table:table-cell office:value-type="float" office:value="-0.05217383" calcext:value-type="float">
            <text:p>-0.05217383</text:p>
          </table:table-cell>
          <table:table-cell office:value-type="float" office:value="0.3467559" calcext:value-type="float">
            <text:p>0.3467559</text:p>
          </table:table-cell>
          <table:table-cell office:value-type="float" office:value="-0.003909859" calcext:value-type="float">
            <text:p>-0.003909859</text:p>
          </table:table-cell>
          <table:table-cell office:value-type="float" office:value="-3.05" calcext:value-type="float">
            <text:p>-3.0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/back?</text:p>
          </table:table-cell>
        </table:table-row>
        <table:table-row table:style-name="ro1">
          <table:table-cell office:value-type="string" calcext:value-type="string">
            <text:p>p_trim_a,</text:p>
          </table:table-cell>
          <table:table-cell office:value-type="string" calcext:value-type="string">
            <text:p>i_trim_a,</text:p>
          </table:table-cell>
          <table:table-cell office:value-type="string" calcext:value-type="string">
            <text:p>d_trim_a,</text:p>
          </table:table-cell>
          <table:table-cell office:value-type="string" calcext:value-type="string">
            <text:p>c_trim_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.700855" calcext:value-type="float">
            <text:p>2.700855</text:p>
          </table:table-cell>
          <table:table-cell office:value-type="float" office:value="5.350428" calcext:value-type="float">
            <text:p>5.350428</text:p>
          </table:table-cell>
          <table:table-cell office:value-type="float" office:value="-1.132296" calcext:value-type="float">
            <text:p>-1.132296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1.860869" calcext:value-type="float">
            <text:p>-1.860869</text:p>
          </table:table-cell>
          <table:table-cell office:value-type="float" office:value="4.419993" calcext:value-type="float">
            <text:p>4.419993</text:p>
          </table:table-cell>
          <table:table-cell office:value-type="float" office:value="-0.9916792" calcext:value-type="float">
            <text:p>-0.991679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-2.017241" calcext:value-type="float">
            <text:p>-2.017241</text:p>
          </table:table-cell>
          <table:table-cell office:value-type="float" office:value="3.411373" calcext:value-type="float">
            <text:p>3.411373</text:p>
          </table:table-cell>
          <table:table-cell office:value-type="float" office:value="-0.03370088" calcext:value-type="float">
            <text:p>-0.03370088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-1.220339" calcext:value-type="float">
            <text:p>-1.220339</text:p>
          </table:table-cell>
          <table:table-cell office:value-type="float" office:value="2.801203" calcext:value-type="float">
            <text:p>2.801203</text:p>
          </table:table-cell>
          <table:table-cell office:value-type="float" office:value="0.1688353" calcext:value-type="float">
            <text:p>0.1688353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827586" calcext:value-type="float">
            <text:p>-0.827586</text:p>
          </table:table-cell>
          <table:table-cell office:value-type="float" office:value="2.38741" calcext:value-type="float">
            <text:p>2.38741</text:p>
          </table:table-cell>
          <table:table-cell office:value-type="float" office:value="0.08464502" calcext:value-type="float">
            <text:p>0.0846450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-0.6722686" calcext:value-type="float">
            <text:p>-0.6722686</text:p>
          </table:table-cell>
          <table:table-cell office:value-type="float" office:value="2.051276" calcext:value-type="float">
            <text:p>2.051276</text:p>
          </table:table-cell>
          <table:table-cell office:value-type="float" office:value="0.0326297" calcext:value-type="float">
            <text:p>0.032629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-0.5454551" calcext:value-type="float">
            <text:p>-0.5454551</text:p>
          </table:table-cell>
          <table:table-cell office:value-type="float" office:value="1.778548" calcext:value-type="float">
            <text:p>1.778548</text:p>
          </table:table-cell>
          <table:table-cell office:value-type="float" office:value="0.02620113" calcext:value-type="float">
            <text:p>0.02620113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-0.4347832" calcext:value-type="float">
            <text:p>-0.4347832</text:p>
          </table:table-cell>
          <table:table-cell office:value-type="float" office:value="1.561157" calcext:value-type="float">
            <text:p>1.561157</text:p>
          </table:table-cell>
          <table:table-cell office:value-type="float" office:value="0.0240591" calcext:value-type="float">
            <text:p>0.024059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-0.3793106" calcext:value-type="float">
            <text:p>-0.3793106</text:p>
          </table:table-cell>
          <table:table-cell office:value-type="float" office:value="1.371502" calcext:value-type="float">
            <text:p>1.371502</text:p>
          </table:table-cell>
          <table:table-cell office:value-type="float" office:value="0.01195531" calcext:value-type="float">
            <text:p>0.01195531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-0.3193272" calcext:value-type="float">
            <text:p>-0.3193272</text:p>
          </table:table-cell>
          <table:table-cell office:value-type="float" office:value="1.211838" calcext:value-type="float">
            <text:p>1.211838</text:p>
          </table:table-cell>
          <table:table-cell office:value-type="float" office:value="0.01260155" calcext:value-type="float">
            <text:p>0.0126015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-0.2564102" calcext:value-type="float">
            <text:p>-0.2564102</text:p>
          </table:table-cell>
          <table:table-cell office:value-type="float" office:value="1.083633" calcext:value-type="float">
            <text:p>1.083633</text:p>
          </table:table-cell>
          <table:table-cell office:value-type="float" office:value="0.0134438" calcext:value-type="float">
            <text:p>0.0134438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-0.2184873" calcext:value-type="float">
            <text:p>-0.2184873</text:p>
          </table:table-cell>
          <table:table-cell office:value-type="float" office:value="0.9743892" calcext:value-type="float">
            <text:p>0.9743892</text:p>
          </table:table-cell>
          <table:table-cell office:value-type="float" office:value="0.007966986" calcext:value-type="float">
            <text:p>0.007966986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-0.1946904" calcext:value-type="float">
            <text:p>-0.1946904</text:p>
          </table:table-cell>
          <table:table-cell office:value-type="float" office:value="0.8770439" calcext:value-type="float">
            <text:p>0.8770439</text:p>
          </table:table-cell>
          <table:table-cell office:value-type="float" office:value="0.005264795" calcext:value-type="float">
            <text:p>0.005264795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-0.1709404" calcext:value-type="float">
            <text:p>-0.1709404</text:p>
          </table:table-cell>
          <table:table-cell office:value-type="float" office:value="0.7915738" calcext:value-type="float">
            <text:p>0.7915738</text:p>
          </table:table-cell>
          <table:table-cell office:value-type="float" office:value="0.005074787" calcext:value-type="float">
            <text:p>0.005074787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-0.156522" calcext:value-type="float">
            <text:p>-0.156522</text:p>
          </table:table-cell>
          <table:table-cell office:value-type="float" office:value="0.7133128" calcext:value-type="float">
            <text:p>0.7133128</text:p>
          </table:table-cell>
          <table:table-cell office:value-type="float" office:value="0.003134447" calcext:value-type="float">
            <text:p>0.003134447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-0.1206895" calcext:value-type="float">
            <text:p>-0.1206895</text:p>
          </table:table-cell>
          <table:table-cell office:value-type="float" office:value="0.652968" calcext:value-type="float">
            <text:p>0.652968</text:p>
          </table:table-cell>
          <table:table-cell office:value-type="float" office:value="0.007722526" calcext:value-type="float">
            <text:p>0.007722526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-0.1196587" calcext:value-type="float">
            <text:p>-0.1196587</text:p>
          </table:table-cell>
          <table:table-cell office:value-type="float" office:value="0.5931387" calcext:value-type="float">
            <text:p>0.5931387</text:p>
          </table:table-cell>
          <table:table-cell office:value-type="float" office:value="0.0002202482" calcext:value-type="float">
            <text:p>0.0002202482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-0.08771875" calcext:value-type="float">
            <text:p>-0.08771875</text:p>
          </table:table-cell>
          <table:table-cell office:value-type="float" office:value="0.5492793" calcext:value-type="float">
            <text:p>0.5492793</text:p>
          </table:table-cell>
          <table:table-cell office:value-type="float" office:value="0.007004373" calcext:value-type="float">
            <text:p>0.007004373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-0.08771875" calcext:value-type="float">
            <text:p>-0.08771875</text:p>
          </table:table-cell>
          <table:table-cell office:value-type="float" office:value="0.50542" calcext:value-type="float">
            <text:p>0.50542</text:p>
          </table:table-cell>
          <table:table-cell office:value-type="float" office:value="-0" calcext:value-type="float">
            <text:p>0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-0.06837647" calcext:value-type="float">
            <text:p>-0.06837647</text:p>
          </table:table-cell>
          <table:table-cell office:value-type="float" office:value="0.4712317" calcext:value-type="float">
            <text:p>0.4712317</text:p>
          </table:table-cell>
          <table:table-cell office:value-type="float" office:value="0.004132967" calcext:value-type="float">
            <text:p>0.004132967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-0.07017529" calcext:value-type="float">
            <text:p>-0.07017529</text:p>
          </table:table-cell>
          <table:table-cell office:value-type="float" office:value="0.4361441" calcext:value-type="float">
            <text:p>0.4361441</text:p>
          </table:table-cell>
          <table:table-cell office:value-type="float" office:value="-0.0003944799" calcext:value-type="float">
            <text:p>-0.0003944799</text:p>
          </table:table-cell>
          <table:table-cell office:value-type="float" office:value="2.87" calcext:value-type="float">
            <text:p>2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1T04:33:15.833171825</meta:creation-date>
    <dc:date>2023-06-11T05:00:42.370741886</dc:date>
    <meta:editing-duration>PT5M14S</meta:editing-duration>
    <meta:editing-cycles>1</meta:editing-cycles>
    <meta:document-statistic meta:table-count="1" meta:cell-count="375" meta:object-count="4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454cm" style:legend-expansion="high" chart:style-name="ch2"/>
        <chart:plot-area chart:style-name="ch3" table:cell-range-address="Sheet1.A4:Sheet1.D26" chart:data-source-has-labels="row" svg:x="0.32cm" svg:y="0.18cm" svg:width="12.217cm" svg:height="8.64cm">
          <chartooo:coordinate-region svg:x="1.312cm" svg:y="0.379cm" svg:width="10.8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5:Sheet1.A26" chart:label-cell-address="Sheet1.A4:Sheet1.A4" chart:class="chart:line">
            <chart:data-point chart:repeated="22"/>
          </chart:series>
          <chart:series chart:style-name="ch7" chart:values-cell-range-address="Sheet1.B5:Sheet1.B26" chart:label-cell-address="Sheet1.B4:Sheet1.B4" chart:class="chart:line">
            <chart:data-point chart:repeated="22"/>
          </chart:series>
          <chart:series chart:style-name="ch8" chart:values-cell-range-address="Sheet1.C5:Sheet1.C26" chart:label-cell-address="Sheet1.C4:Sheet1.C4" chart:class="chart:line">
            <chart:data-point chart:repeated="22"/>
          </chart:series>
          <chart:series chart:style-name="ch9" chart:values-cell-range-address="Sheet1.D5:Sheet1.D26" chart:label-cell-address="Sheet1.D4:Sheet1.D4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cnt_a,</text:p>
                <draw:g>
                  <svg:desc>Sheet1.A4:Sheet1.A4</svg:desc>
                </draw:g>
              </table:table-cell>
              <table:table-cell office:value-type="string">
                <text:p>total_cnt_b,</text:p>
                <draw:g>
                  <svg:desc>Sheet1.B4:Sheet1.B4</svg:desc>
                </draw:g>
              </table:table-cell>
              <table:table-cell office:value-type="string">
                <text:p>rate_a,</text:p>
                <draw:g>
                  <svg:desc>Sheet1.C4:Sheet1.C4</svg:desc>
                </draw:g>
              </table:table-cell>
              <table:table-cell office:value-type="string">
                <text:p>rate_b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26</svg:desc>
                </draw:g>
              </table:table-cell>
              <table:table-cell office:value-type="float" office:value="0">
                <text:p>0</text:p>
                <draw:g>
                  <svg:desc>Sheet1.B5:Sheet1.B26</svg:desc>
                </draw:g>
              </table:table-cell>
              <table:table-cell office:value-type="float" office:value="0">
                <text:p>0</text:p>
                <draw:g>
                  <svg:desc>Sheet1.C5:Sheet1.C26</svg:desc>
                </draw:g>
              </table:table-cell>
              <table:table-cell office:value-type="float" office:value="0">
                <text:p>0</text:p>
                <draw:g>
                  <svg:desc>Sheet1.D5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2608.696">
                <text:p>2608.696</text:p>
              </table:table-cell>
              <table:table-cell office:value-type="float" office:value="2591.304">
                <text:p>2591.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8">
                <text:p>878</text:p>
              </table:table-cell>
              <table:table-cell office:value-type="float" office:value="876">
                <text:p>876</text:p>
              </table:table-cell>
              <table:table-cell office:value-type="float" office:value="4898.305">
                <text:p>4898.305</text:p>
              </table:table-cell>
              <table:table-cell office:value-type="float" office:value="4898.305">
                <text:p>4898.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2">
                <text:p>1462</text:p>
              </table:table-cell>
              <table:table-cell office:value-type="float" office:value="1459">
                <text:p>1459</text:p>
              </table:table-cell>
              <table:table-cell office:value-type="float" office:value="4991.453">
                <text:p>4991.453</text:p>
              </table:table-cell>
              <table:table-cell office:value-type="float" office:value="4982.906">
                <text:p>4982.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5">
                <text:p>1995</text:p>
              </table:table-cell>
              <table:table-cell office:value-type="float" office:value="1974">
                <text:p>1974</text:p>
              </table:table-cell>
              <table:table-cell office:value-type="float" office:value="4634.783">
                <text:p>4634.783</text:p>
              </table:table-cell>
              <table:table-cell office:value-type="float" office:value="4478.261">
                <text:p>4478.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8">
                <text:p>2528</text:p>
              </table:table-cell>
              <table:table-cell office:value-type="float" office:value="2471">
                <text:p>2471</text:p>
              </table:table-cell>
              <table:table-cell office:value-type="float" office:value="4441.667">
                <text:p>4441.667</text:p>
              </table:table-cell>
              <table:table-cell office:value-type="float" office:value="4141.667">
                <text:p>4141.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1">
                <text:p>3031</text:p>
              </table:table-cell>
              <table:table-cell office:value-type="float" office:value="2930">
                <text:p>2930</text:p>
              </table:table-cell>
              <table:table-cell office:value-type="float" office:value="4373.913">
                <text:p>4373.913</text:p>
              </table:table-cell>
              <table:table-cell office:value-type="float" office:value="3991.304">
                <text:p>3991.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26">
                <text:p>3526</text:p>
              </table:table-cell>
              <table:table-cell office:value-type="float" office:value="3387">
                <text:p>3387</text:p>
              </table:table-cell>
              <table:table-cell office:value-type="float" office:value="4304.348">
                <text:p>4304.348</text:p>
              </table:table-cell>
              <table:table-cell office:value-type="float" office:value="3973.913">
                <text:p>3973.9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18">
                <text:p>4018</text:p>
              </table:table-cell>
              <table:table-cell office:value-type="float" office:value="3852">
                <text:p>3852</text:p>
              </table:table-cell>
              <table:table-cell office:value-type="float" office:value="4241.379">
                <text:p>4241.379</text:p>
              </table:table-cell>
              <table:table-cell office:value-type="float" office:value="4008.621">
                <text:p>4008.6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9">
                <text:p>4509</text:p>
              </table:table-cell>
              <table:table-cell office:value-type="float" office:value="4323">
                <text:p>4323</text:p>
              </table:table-cell>
              <table:table-cell office:value-type="float" office:value="4196.582">
                <text:p>4196.582</text:p>
              </table:table-cell>
              <table:table-cell office:value-type="float" office:value="4025.641">
                <text:p>4025.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94">
                <text:p>4994</text:p>
              </table:table-cell>
              <table:table-cell office:value-type="float" office:value="4789">
                <text:p>4789</text:p>
              </table:table-cell>
              <table:table-cell office:value-type="float" office:value="4145.299">
                <text:p>4145.299</text:p>
              </table:table-cell>
              <table:table-cell office:value-type="float" office:value="3982.906">
                <text:p>3982.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81">
                <text:p>5481</text:p>
              </table:table-cell>
              <table:table-cell office:value-type="float" office:value="5260">
                <text:p>5260</text:p>
              </table:table-cell>
              <table:table-cell office:value-type="float" office:value="4127.119">
                <text:p>4127.119</text:p>
              </table:table-cell>
              <table:table-cell office:value-type="float" office:value="3991.525">
                <text:p>3991.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50">
                <text:p>5950</text:p>
              </table:table-cell>
              <table:table-cell office:value-type="float" office:value="5718">
                <text:p>5718</text:p>
              </table:table-cell>
              <table:table-cell office:value-type="float" office:value="4114.035">
                <text:p>4114.035</text:p>
              </table:table-cell>
              <table:table-cell office:value-type="float" office:value="4017.544">
                <text:p>4017.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22">
                <text:p>6422</text:p>
              </table:table-cell>
              <table:table-cell office:value-type="float" office:value="6180">
                <text:p>6180</text:p>
              </table:table-cell>
              <table:table-cell office:value-type="float" office:value="4104.348">
                <text:p>4104.348</text:p>
              </table:table-cell>
              <table:table-cell office:value-type="float" office:value="4017.391">
                <text:p>4017.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94">
                <text:p>6894</text:p>
              </table:table-cell>
              <table:table-cell office:value-type="float" office:value="6643">
                <text:p>6643</text:p>
              </table:table-cell>
              <table:table-cell office:value-type="float" office:value="4068.965">
                <text:p>4068.965</text:p>
              </table:table-cell>
              <table:table-cell office:value-type="float" office:value="3991.379">
                <text:p>3991.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71">
                <text:p>7371</text:p>
              </table:table-cell>
              <table:table-cell office:value-type="float" office:value="7112">
                <text:p>7112</text:p>
              </table:table-cell>
              <table:table-cell office:value-type="float" office:value="4076.923">
                <text:p>4076.923</text:p>
              </table:table-cell>
              <table:table-cell office:value-type="float" office:value="4008.547">
                <text:p>4008.5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46">
                <text:p>7846</text:p>
              </table:table-cell>
              <table:table-cell office:value-type="float" office:value="7582">
                <text:p>7582</text:p>
              </table:table-cell>
              <table:table-cell office:value-type="float" office:value="4059.829">
                <text:p>4059.829</text:p>
              </table:table-cell>
              <table:table-cell office:value-type="float" office:value="4017.094">
                <text:p>4017.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09">
                <text:p>8309</text:p>
              </table:table-cell>
              <table:table-cell office:value-type="float" office:value="8037">
                <text:p>8037</text:p>
              </table:table-cell>
              <table:table-cell office:value-type="float" office:value="4061.403">
                <text:p>4061.403</text:p>
              </table:table-cell>
              <table:table-cell office:value-type="float" office:value="3991.228">
                <text:p>3991.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78">
                <text:p>8778</text:p>
              </table:table-cell>
              <table:table-cell office:value-type="float" office:value="8500">
                <text:p>8500</text:p>
              </table:table-cell>
              <table:table-cell office:value-type="float" office:value="4043.103">
                <text:p>4043.103</text:p>
              </table:table-cell>
              <table:table-cell office:value-type="float" office:value="3991.379">
                <text:p>3991.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47">
                <text:p>9247</text:p>
              </table:table-cell>
              <table:table-cell office:value-type="float" office:value="8966">
                <text:p>8966</text:p>
              </table:table-cell>
              <table:table-cell office:value-type="float" office:value="4043.103">
                <text:p>4043.103</text:p>
              </table:table-cell>
              <table:table-cell office:value-type="float" office:value="4017.241">
                <text:p>4017.2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07">
                <text:p>9707</text:p>
              </table:table-cell>
              <table:table-cell office:value-type="float" office:value="9424">
                <text:p>9424</text:p>
              </table:table-cell>
              <table:table-cell office:value-type="float" office:value="4035.088">
                <text:p>4035.088</text:p>
              </table:table-cell>
              <table:table-cell office:value-type="float" office:value="4017.544">
                <text:p>4017.5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74">
                <text:p>10174</text:p>
              </table:table-cell>
              <table:table-cell office:value-type="float" office:value="9887">
                <text:p>9887</text:p>
              </table:table-cell>
              <table:table-cell office:value-type="float" office:value="4025.862">
                <text:p>4025.862</text:p>
              </table:table-cell>
              <table:table-cell office:value-type="float" office:value="3991.379">
                <text:p>3991.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454cm" style:legend-expansion="high" chart:style-name="ch2"/>
        <chart:plot-area chart:style-name="ch3" table:cell-range-address="Sheet1.A30:Sheet1.D51" chart:data-source-has-labels="row" svg:x="0.32cm" svg:y="0.18cm" svg:width="12.217cm" svg:height="8.64cm">
          <chartooo:coordinate-region svg:x="1.603cm" svg:y="0.379cm" svg:width="10.74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1:Sheet1.A51" chart:label-cell-address="Sheet1.A30:Sheet1.A30" chart:class="chart:line">
            <chart:data-point chart:repeated="21"/>
          </chart:series>
          <chart:series chart:style-name="ch7" chart:values-cell-range-address="Sheet1.B31:Sheet1.B51" chart:label-cell-address="Sheet1.B30:Sheet1.B30" chart:class="chart:line">
            <chart:data-point chart:repeated="21"/>
          </chart:series>
          <chart:series chart:style-name="ch8" chart:values-cell-range-address="Sheet1.C31:Sheet1.C51" chart:label-cell-address="Sheet1.C30:Sheet1.C30" chart:class="chart:line">
            <chart:data-point chart:repeated="21"/>
          </chart:series>
          <chart:series chart:style-name="ch9" chart:values-cell-range-address="Sheet1.D31:Sheet1.D51" chart:label-cell-address="Sheet1.D30:Sheet1.D30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cnt_a,</text:p>
                <draw:g>
                  <svg:desc>Sheet1.A30:Sheet1.A30</svg:desc>
                </draw:g>
              </table:table-cell>
              <table:table-cell office:value-type="string">
                <text:p>total_cnt_b,</text:p>
                <draw:g>
                  <svg:desc>Sheet1.B30:Sheet1.B30</svg:desc>
                </draw:g>
              </table:table-cell>
              <table:table-cell office:value-type="string">
                <text:p>rate_a,</text:p>
                <draw:g>
                  <svg:desc>Sheet1.C30:Sheet1.C30</svg:desc>
                </draw:g>
              </table:table-cell>
              <table:table-cell office:value-type="string">
                <text:p>rate_b</text:p>
                <draw:g>
                  <svg:desc>Sheet1.D30:Sheet1.D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1:Sheet1.A51</svg:desc>
                </draw:g>
              </table:table-cell>
              <table:table-cell office:value-type="float" office:value="0">
                <text:p>0</text:p>
                <draw:g>
                  <svg:desc>Sheet1.B31:Sheet1.B51</svg:desc>
                </draw:g>
              </table:table-cell>
              <table:table-cell office:value-type="float" office:value="0">
                <text:p>0</text:p>
                <draw:g>
                  <svg:desc>Sheet1.C31:Sheet1.C51</svg:desc>
                </draw:g>
              </table:table-cell>
              <table:table-cell office:value-type="float" office:value="0">
                <text:p>0</text:p>
                <draw:g>
                  <svg:desc>Sheet1.D31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9">
                <text:p>-309</text:p>
              </table:table-cell>
              <table:table-cell office:value-type="float" office:value="-307">
                <text:p>-307</text:p>
              </table:table-cell>
              <table:table-cell office:value-type="float" office:value="2663.793">
                <text:p>2663.793</text:p>
              </table:table-cell>
              <table:table-cell office:value-type="float" office:value="2646.552">
                <text:p>2646.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12">
                <text:p>-912</text:p>
              </table:table-cell>
              <table:table-cell office:value-type="float" office:value="-917">
                <text:p>-917</text:p>
              </table:table-cell>
              <table:table-cell office:value-type="float" office:value="4902.439">
                <text:p>4902.439</text:p>
              </table:table-cell>
              <table:table-cell office:value-type="float" office:value="4959.35">
                <text:p>4959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24">
                <text:p>-1524</text:p>
              </table:table-cell>
              <table:table-cell office:value-type="float" office:value="-1532">
                <text:p>-1532</text:p>
              </table:table-cell>
              <table:table-cell office:value-type="float" office:value="5016.394">
                <text:p>5016.394</text:p>
              </table:table-cell>
              <table:table-cell office:value-type="float" office:value="5040.984">
                <text:p>5040.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092">
                <text:p>-2092</text:p>
              </table:table-cell>
              <table:table-cell office:value-type="float" office:value="-2088">
                <text:p>-2088</text:p>
              </table:table-cell>
              <table:table-cell office:value-type="float" office:value="4617.886">
                <text:p>4617.886</text:p>
              </table:table-cell>
              <table:table-cell office:value-type="float" office:value="4520.325">
                <text:p>4520.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612">
                <text:p>-2612</text:p>
              </table:table-cell>
              <table:table-cell office:value-type="float" office:value="-2581">
                <text:p>-2581</text:p>
              </table:table-cell>
              <table:table-cell office:value-type="float" office:value="4406.78">
                <text:p>4406.78</text:p>
              </table:table-cell>
              <table:table-cell office:value-type="float" office:value="4177.966">
                <text:p>4177.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133">
                <text:p>-3133</text:p>
              </table:table-cell>
              <table:table-cell office:value-type="float" office:value="-3058">
                <text:p>-3058</text:p>
              </table:table-cell>
              <table:table-cell office:value-type="float" office:value="4305.785">
                <text:p>4305.785</text:p>
              </table:table-cell>
              <table:table-cell office:value-type="float" office:value="3942.149">
                <text:p>3942.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644">
                <text:p>-3644</text:p>
              </table:table-cell>
              <table:table-cell office:value-type="float" office:value="-3530">
                <text:p>-3530</text:p>
              </table:table-cell>
              <table:table-cell office:value-type="float" office:value="4294.118">
                <text:p>4294.118</text:p>
              </table:table-cell>
              <table:table-cell office:value-type="float" office:value="3966.386">
                <text:p>3966.3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167">
                <text:p>-4167</text:p>
              </table:table-cell>
              <table:table-cell office:value-type="float" office:value="-4023">
                <text:p>-4023</text:p>
              </table:table-cell>
              <table:table-cell office:value-type="float" office:value="4217.742">
                <text:p>4217.742</text:p>
              </table:table-cell>
              <table:table-cell office:value-type="float" office:value="3975.806">
                <text:p>3975.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671">
                <text:p>-4671</text:p>
              </table:table-cell>
              <table:table-cell office:value-type="float" office:value="-4502">
                <text:p>-4502</text:p>
              </table:table-cell>
              <table:table-cell office:value-type="float" office:value="3968.504">
                <text:p>3968.504</text:p>
              </table:table-cell>
              <table:table-cell office:value-type="float" office:value="3771.654">
                <text:p>3771.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184">
                <text:p>-5184</text:p>
              </table:table-cell>
              <table:table-cell office:value-type="float" office:value="-5011">
                <text:p>-5011</text:p>
              </table:table-cell>
              <table:table-cell office:value-type="float" office:value="4204.918">
                <text:p>4204.918</text:p>
              </table:table-cell>
              <table:table-cell office:value-type="float" office:value="4172.131">
                <text:p>4172.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701">
                <text:p>-5701</text:p>
              </table:table-cell>
              <table:table-cell office:value-type="float" office:value="-5527">
                <text:p>-5527</text:p>
              </table:table-cell>
              <table:table-cell office:value-type="float" office:value="4237.705">
                <text:p>4237.705</text:p>
              </table:table-cell>
              <table:table-cell office:value-type="float" office:value="4229.508">
                <text:p>4229.5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212">
                <text:p>-6212</text:p>
              </table:table-cell>
              <table:table-cell office:value-type="float" office:value="-6016">
                <text:p>-6016</text:p>
              </table:table-cell>
              <table:table-cell office:value-type="float" office:value="4154.471">
                <text:p>4154.471</text:p>
              </table:table-cell>
              <table:table-cell office:value-type="float" office:value="3975.61">
                <text:p>3975.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692">
                <text:p>-6692</text:p>
              </table:table-cell>
              <table:table-cell office:value-type="float" office:value="-6473">
                <text:p>-6473</text:p>
              </table:table-cell>
              <table:table-cell office:value-type="float" office:value="4102.564">
                <text:p>4102.564</text:p>
              </table:table-cell>
              <table:table-cell office:value-type="float" office:value="3905.983">
                <text:p>3905.9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186">
                <text:p>-7186</text:p>
              </table:table-cell>
              <table:table-cell office:value-type="float" office:value="-6950">
                <text:p>-6950</text:p>
              </table:table-cell>
              <table:table-cell office:value-type="float" office:value="4116.667">
                <text:p>4116.667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663">
                <text:p>-7663</text:p>
              </table:table-cell>
              <table:table-cell office:value-type="float" office:value="-7416">
                <text:p>-7416</text:p>
              </table:table-cell>
              <table:table-cell office:value-type="float" office:value="4112.069">
                <text:p>4112.069</text:p>
              </table:table-cell>
              <table:table-cell office:value-type="float" office:value="4017.241">
                <text:p>4017.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144">
                <text:p>-8144</text:p>
              </table:table-cell>
              <table:table-cell office:value-type="float" office:value="-7884">
                <text:p>-7884</text:p>
              </table:table-cell>
              <table:table-cell office:value-type="float" office:value="4076.271">
                <text:p>4076.271</text:p>
              </table:table-cell>
              <table:table-cell office:value-type="float" office:value="3966.102">
                <text:p>3966.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620">
                <text:p>-8620</text:p>
              </table:table-cell>
              <table:table-cell office:value-type="float" office:value="-8348">
                <text:p>-8348</text:p>
              </table:table-cell>
              <table:table-cell office:value-type="float" office:value="4033.898">
                <text:p>4033.898</text:p>
              </table:table-cell>
              <table:table-cell office:value-type="float" office:value="3932.203">
                <text:p>3932.2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115">
                <text:p>-9115</text:p>
              </table:table-cell>
              <table:table-cell office:value-type="float" office:value="-8840">
                <text:p>-8840</text:p>
              </table:table-cell>
              <table:table-cell office:value-type="float" office:value="4057.377">
                <text:p>4057.377</text:p>
              </table:table-cell>
              <table:table-cell office:value-type="float" office:value="4032.787">
                <text:p>4032.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591">
                <text:p>-9591</text:p>
              </table:table-cell>
              <table:table-cell office:value-type="float" office:value="-9310">
                <text:p>-9310</text:p>
              </table:table-cell>
              <table:table-cell office:value-type="float" office:value="3838.709">
                <text:p>3838.709</text:p>
              </table:table-cell>
              <table:table-cell office:value-type="float" office:value="3790.323">
                <text:p>3790.3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081">
                <text:p>-10081</text:p>
              </table:table-cell>
              <table:table-cell office:value-type="float" office:value="-9814">
                <text:p>-9814</text:p>
              </table:table-cell>
              <table:table-cell office:value-type="float" office:value="4083.333">
                <text:p>4083.333</text:p>
              </table:table-cell>
              <table:table-cell office:value-type="float" office:value="4200">
                <text:p>4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454cm" style:legend-expansion="high" chart:style-name="ch2"/>
        <chart:plot-area chart:style-name="ch3" table:cell-range-address="Sheet1.A56:Sheet1.D78" chart:data-source-has-labels="row" svg:x="0.32cm" svg:y="0.18cm" svg:width="12.587cm" svg:height="8.64cm">
          <chartooo:coordinate-region svg:x="0.862cm" svg:y="0.356cm" svg:width="11.7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57:Sheet1.A78" chart:label-cell-address="Sheet1.A56:Sheet1.A56" chart:class="chart:line">
            <chart:data-point chart:repeated="22"/>
          </chart:series>
          <chart:series chart:style-name="ch7" chart:values-cell-range-address="Sheet1.B57:Sheet1.B78" chart:label-cell-address="Sheet1.B56:Sheet1.B56" chart:class="chart:line">
            <chart:data-point chart:repeated="22"/>
          </chart:series>
          <chart:series chart:style-name="ch8" chart:values-cell-range-address="Sheet1.C57:Sheet1.C78" chart:label-cell-address="Sheet1.C56:Sheet1.C56" chart:class="chart:line">
            <chart:data-point chart:repeated="22"/>
          </chart:series>
          <chart:series chart:style-name="ch9" chart:values-cell-range-address="Sheet1.D57:Sheet1.D78" chart:label-cell-address="Sheet1.D56:Sheet1.D56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_trim_a,</text:p>
                <draw:g>
                  <svg:desc>Sheet1.A56:Sheet1.A56</svg:desc>
                </draw:g>
              </table:table-cell>
              <table:table-cell office:value-type="string">
                <text:p>i_trim_a,</text:p>
                <draw:g>
                  <svg:desc>Sheet1.B56:Sheet1.B56</svg:desc>
                </draw:g>
              </table:table-cell>
              <table:table-cell office:value-type="string">
                <text:p>d_trim_a,</text:p>
                <draw:g>
                  <svg:desc>Sheet1.C56:Sheet1.C56</svg:desc>
                </draw:g>
              </table:table-cell>
              <table:table-cell office:value-type="string">
                <text:p>c_trim_a</text:p>
                <draw:g>
                  <svg:desc>Sheet1.D56:Sheet1.D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57:Sheet1.A78</svg:desc>
                </draw:g>
              </table:table-cell>
              <table:table-cell office:value-type="float" office:value="4">
                <text:p>4</text:p>
                <draw:g>
                  <svg:desc>Sheet1.B57:Sheet1.B78</svg:desc>
                </draw:g>
              </table:table-cell>
              <table:table-cell office:value-type="float" office:value="-0">
                <text:p>-0</text:p>
                <draw:g>
                  <svg:desc>Sheet1.C57:Sheet1.C78</svg:desc>
                </draw:g>
              </table:table-cell>
              <table:table-cell office:value-type="float" office:value="-0">
                <text:p>-0</text:p>
                <draw:g>
                  <svg:desc>Sheet1.D57:Sheet1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08696">
                <text:p>2.608696</text:p>
              </table:table-cell>
              <table:table-cell office:value-type="float" office:value="5.304348">
                <text:p>5.304348</text:p>
              </table:table-cell>
              <table:table-cell office:value-type="float" office:value="-1.172023">
                <text:p>-1.17202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034483">
                <text:p>-2.034483</text:p>
              </table:table-cell>
              <table:table-cell office:value-type="float" office:value="4.287106">
                <text:p>4.287106</text:p>
              </table:table-cell>
              <table:table-cell office:value-type="float" office:value="-1.000685">
                <text:p>-1.00068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226087">
                <text:p>-2.226087</text:p>
              </table:table-cell>
              <table:table-cell office:value-type="float" office:value="3.174063">
                <text:p>3.174063</text:p>
              </table:table-cell>
              <table:table-cell office:value-type="float" office:value="-0.04165294">
                <text:p>-0.04165294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378151">
                <text:p>-1.378151</text:p>
              </table:table-cell>
              <table:table-cell office:value-type="float" office:value="2.484987">
                <text:p>2.484987</text:p>
              </table:table-cell>
              <table:table-cell office:value-type="float" office:value="0.1781377">
                <text:p>0.1781377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059834">
                <text:p>-0.9059834</text:p>
              </table:table-cell>
              <table:table-cell office:value-type="float" office:value="2.031995">
                <text:p>2.031995</text:p>
              </table:table-cell>
              <table:table-cell office:value-type="float" office:value="0.1008906">
                <text:p>0.1008906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66667">
                <text:p>-0.666667</text:p>
              </table:table-cell>
              <table:table-cell office:value-type="float" office:value="1.698662">
                <text:p>1.698662</text:p>
              </table:table-cell>
              <table:table-cell office:value-type="float" office:value="0.05113599">
                <text:p>0.05113599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254238">
                <text:p>-0.5254238</text:p>
              </table:table-cell>
              <table:table-cell office:value-type="float" office:value="1.43595">
                <text:p>1.43595</text:p>
              </table:table-cell>
              <table:table-cell office:value-type="float" office:value="0.0299244">
                <text:p>0.0299244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210527">
                <text:p>-0.4210527</text:p>
              </table:table-cell>
              <table:table-cell office:value-type="float" office:value="1.225423">
                <text:p>1.225423</text:p>
              </table:table-cell>
              <table:table-cell office:value-type="float" office:value="0.0228884">
                <text:p>0.0228884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50877">
                <text:p>-0.350877</text:p>
              </table:table-cell>
              <table:table-cell office:value-type="float" office:value="1.049985">
                <text:p>1.049985</text:p>
              </table:table-cell>
              <table:table-cell office:value-type="float" office:value="0.01538943">
                <text:p>0.01538943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608701">
                <text:p>-0.2608701</text:p>
              </table:table-cell>
              <table:table-cell office:value-type="float" office:value="0.9195498">
                <text:p>0.9195498</text:p>
              </table:table-cell>
              <table:table-cell office:value-type="float" office:value="0.0195667">
                <text:p>0.0195667</text:p>
              </table:table-cell>
              <table:table-cell office:value-type="float" office:value="-2.44">
                <text:p>-2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434776">
                <text:p>-0.2434776</text:p>
              </table:table-cell>
              <table:table-cell office:value-type="float" office:value="0.7978111">
                <text:p>0.7978111</text:p>
              </table:table-cell>
              <table:table-cell office:value-type="float" office:value="0.003780995">
                <text:p>0.003780995</text:p>
              </table:table-cell>
              <table:table-cell office:value-type="float" office:value="-2.57">
                <text:p>-2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123887">
                <text:p>-0.2123887</text:p>
              </table:table-cell>
              <table:table-cell office:value-type="float" office:value="0.6916167">
                <text:p>0.6916167</text:p>
              </table:table-cell>
              <table:table-cell office:value-type="float" office:value="0.006878068">
                <text:p>0.006878068</text:p>
              </table:table-cell>
              <table:table-cell office:value-type="float" office:value="-2.69">
                <text:p>-2.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724141">
                <text:p>-0.1724141</text:p>
              </table:table-cell>
              <table:table-cell office:value-type="float" office:value="0.6054097">
                <text:p>0.6054097</text:p>
              </table:table-cell>
              <table:table-cell office:value-type="float" office:value="0.008615217">
                <text:p>0.008615217</text:p>
              </table:table-cell>
              <table:table-cell office:value-type="float" office:value="-2.79">
                <text:p>-2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034478">
                <text:p>-0.1034478</text:p>
              </table:table-cell>
              <table:table-cell office:value-type="float" office:value="0.5536859">
                <text:p>0.5536859</text:p>
              </table:table-cell>
              <table:table-cell office:value-type="float" office:value="0.01486343">
                <text:p>0.01486343</text:p>
              </table:table-cell>
              <table:table-cell office:value-type="float" office:value="-2.85">
                <text:p>-2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043482">
                <text:p>-0.1043482</text:p>
              </table:table-cell>
              <table:table-cell office:value-type="float" office:value="0.5015118">
                <text:p>0.5015118</text:p>
              </table:table-cell>
              <table:table-cell office:value-type="float" office:value="-0.0001957371">
                <text:p>-0.0001957371</text:p>
              </table:table-cell>
              <table:table-cell office:value-type="float" office:value="-2.89">
                <text:p>-2.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6896582">
                <text:p>-0.06896582</text:p>
              </table:table-cell>
              <table:table-cell office:value-type="float" office:value="0.4670288">
                <text:p>0.4670288</text:p>
              </table:table-cell>
              <table:table-cell office:value-type="float" office:value="0.007625501">
                <text:p>0.007625501</text:p>
              </table:table-cell>
              <table:table-cell office:value-type="float" office:value="-2.94">
                <text:p>-2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6722754">
                <text:p>-0.06722754</text:p>
              </table:table-cell>
              <table:table-cell office:value-type="float" office:value="0.433415">
                <text:p>0.433415</text:p>
              </table:table-cell>
              <table:table-cell office:value-type="float" office:value="0.0003651851">
                <text:p>0.0003651851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5217383">
                <text:p>-0.05217383</text:p>
              </table:table-cell>
              <table:table-cell office:value-type="float" office:value="0.4073282">
                <text:p>0.4073282</text:p>
              </table:table-cell>
              <table:table-cell office:value-type="float" office:value="0.003272546">
                <text:p>0.003272546</text:p>
              </table:table-cell>
              <table:table-cell office:value-type="float" office:value="-2.98">
                <text:p>-2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3478223">
                <text:p>-0.03478223</text:p>
              </table:table-cell>
              <table:table-cell office:value-type="float" office:value="0.389937">
                <text:p>0.389937</text:p>
              </table:table-cell>
              <table:table-cell office:value-type="float" office:value="0.003780783">
                <text:p>0.00378078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3418848">
                <text:p>-0.03418848</text:p>
              </table:table-cell>
              <table:table-cell office:value-type="float" office:value="0.3728428">
                <text:p>0.3728428</text:p>
              </table:table-cell>
              <table:table-cell office:value-type="float" office:value="0.0001268697">
                <text:p>0.0001268697</text:p>
              </table:table-cell>
              <table:table-cell office:value-type="float" office:value="-3.02">
                <text:p>-3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217383">
                <text:p>-0.05217383</text:p>
              </table:table-cell>
              <table:table-cell office:value-type="float" office:value="0.3467559">
                <text:p>0.3467559</text:p>
              </table:table-cell>
              <table:table-cell office:value-type="float" office:value="-0.003909859">
                <text:p>-0.003909859</text:p>
              </table:table-cell>
              <table:table-cell office:value-type="float" office:value="-3.05">
                <text:p>-3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454cm" style:legend-expansion="high" chart:style-name="ch2"/>
        <chart:plot-area chart:style-name="ch3" table:cell-range-address="Sheet1.A82:Sheet1.D104" chart:data-source-has-labels="row" svg:x="0.32cm" svg:y="0.18cm" svg:width="12.587cm" svg:height="8.64cm">
          <chartooo:coordinate-region svg:x="0.862cm" svg:y="0.356cm" svg:width="11.7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83:Sheet1.A104" chart:label-cell-address="Sheet1.A82:Sheet1.A82" chart:class="chart:line">
            <chart:data-point chart:repeated="22"/>
          </chart:series>
          <chart:series chart:style-name="ch7" chart:values-cell-range-address="Sheet1.B83:Sheet1.B104" chart:label-cell-address="Sheet1.B82:Sheet1.B82" chart:class="chart:line">
            <chart:data-point chart:repeated="22"/>
          </chart:series>
          <chart:series chart:style-name="ch8" chart:values-cell-range-address="Sheet1.C83:Sheet1.C104" chart:label-cell-address="Sheet1.C82:Sheet1.C82" chart:class="chart:line">
            <chart:data-point chart:repeated="22"/>
          </chart:series>
          <chart:series chart:style-name="ch9" chart:values-cell-range-address="Sheet1.D83:Sheet1.D104" chart:label-cell-address="Sheet1.D82:Sheet1.D82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_trim_a,</text:p>
                <draw:g>
                  <svg:desc>Sheet1.A82:Sheet1.A82</svg:desc>
                </draw:g>
              </table:table-cell>
              <table:table-cell office:value-type="string">
                <text:p>i_trim_a,</text:p>
                <draw:g>
                  <svg:desc>Sheet1.B82:Sheet1.B82</svg:desc>
                </draw:g>
              </table:table-cell>
              <table:table-cell office:value-type="string">
                <text:p>d_trim_a,</text:p>
                <draw:g>
                  <svg:desc>Sheet1.C82:Sheet1.C82</svg:desc>
                </draw:g>
              </table:table-cell>
              <table:table-cell office:value-type="string">
                <text:p>c_trim_a</text:p>
                <draw:g>
                  <svg:desc>Sheet1.D82:Sheet1.D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83:Sheet1.A104</svg:desc>
                </draw:g>
              </table:table-cell>
              <table:table-cell office:value-type="float" office:value="4">
                <text:p>4</text:p>
                <draw:g>
                  <svg:desc>Sheet1.B83:Sheet1.B104</svg:desc>
                </draw:g>
              </table:table-cell>
              <table:table-cell office:value-type="float" office:value="-0">
                <text:p>-0</text:p>
                <draw:g>
                  <svg:desc>Sheet1.C83:Sheet1.C104</svg:desc>
                </draw:g>
              </table:table-cell>
              <table:table-cell office:value-type="float" office:value="-0">
                <text:p>-0</text:p>
                <draw:g>
                  <svg:desc>Sheet1.D83:Sheet1.D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00855">
                <text:p>2.700855</text:p>
              </table:table-cell>
              <table:table-cell office:value-type="float" office:value="5.350428">
                <text:p>5.350428</text:p>
              </table:table-cell>
              <table:table-cell office:value-type="float" office:value="-1.132296">
                <text:p>-1.13229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60869">
                <text:p>-1.860869</text:p>
              </table:table-cell>
              <table:table-cell office:value-type="float" office:value="4.419993">
                <text:p>4.419993</text:p>
              </table:table-cell>
              <table:table-cell office:value-type="float" office:value="-0.9916792">
                <text:p>-0.991679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017241">
                <text:p>-2.017241</text:p>
              </table:table-cell>
              <table:table-cell office:value-type="float" office:value="3.411373">
                <text:p>3.411373</text:p>
              </table:table-cell>
              <table:table-cell office:value-type="float" office:value="-0.03370088">
                <text:p>-0.03370088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220339">
                <text:p>-1.220339</text:p>
              </table:table-cell>
              <table:table-cell office:value-type="float" office:value="2.801203">
                <text:p>2.801203</text:p>
              </table:table-cell>
              <table:table-cell office:value-type="float" office:value="0.1688353">
                <text:p>0.1688353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27586">
                <text:p>-0.827586</text:p>
              </table:table-cell>
              <table:table-cell office:value-type="float" office:value="2.38741">
                <text:p>2.38741</text:p>
              </table:table-cell>
              <table:table-cell office:value-type="float" office:value="0.08464502">
                <text:p>0.0846450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722686">
                <text:p>-0.6722686</text:p>
              </table:table-cell>
              <table:table-cell office:value-type="float" office:value="2.051276">
                <text:p>2.051276</text:p>
              </table:table-cell>
              <table:table-cell office:value-type="float" office:value="0.0326297">
                <text:p>0.03262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454551">
                <text:p>-0.5454551</text:p>
              </table:table-cell>
              <table:table-cell office:value-type="float" office:value="1.778548">
                <text:p>1.778548</text:p>
              </table:table-cell>
              <table:table-cell office:value-type="float" office:value="0.02620113">
                <text:p>0.0262011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347832">
                <text:p>-0.4347832</text:p>
              </table:table-cell>
              <table:table-cell office:value-type="float" office:value="1.561157">
                <text:p>1.561157</text:p>
              </table:table-cell>
              <table:table-cell office:value-type="float" office:value="0.0240591">
                <text:p>0.024059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793106">
                <text:p>-0.3793106</text:p>
              </table:table-cell>
              <table:table-cell office:value-type="float" office:value="1.371502">
                <text:p>1.371502</text:p>
              </table:table-cell>
              <table:table-cell office:value-type="float" office:value="0.01195531">
                <text:p>0.01195531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193272">
                <text:p>-0.3193272</text:p>
              </table:table-cell>
              <table:table-cell office:value-type="float" office:value="1.211838">
                <text:p>1.211838</text:p>
              </table:table-cell>
              <table:table-cell office:value-type="float" office:value="0.01260155">
                <text:p>0.0126015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64102">
                <text:p>-0.2564102</text:p>
              </table:table-cell>
              <table:table-cell office:value-type="float" office:value="1.083633">
                <text:p>1.083633</text:p>
              </table:table-cell>
              <table:table-cell office:value-type="float" office:value="0.0134438">
                <text:p>0.013443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184873">
                <text:p>-0.2184873</text:p>
              </table:table-cell>
              <table:table-cell office:value-type="float" office:value="0.9743892">
                <text:p>0.9743892</text:p>
              </table:table-cell>
              <table:table-cell office:value-type="float" office:value="0.007966986">
                <text:p>0.007966986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946904">
                <text:p>-0.1946904</text:p>
              </table:table-cell>
              <table:table-cell office:value-type="float" office:value="0.8770439">
                <text:p>0.8770439</text:p>
              </table:table-cell>
              <table:table-cell office:value-type="float" office:value="0.005264795">
                <text:p>0.005264795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709404">
                <text:p>-0.1709404</text:p>
              </table:table-cell>
              <table:table-cell office:value-type="float" office:value="0.7915738">
                <text:p>0.7915738</text:p>
              </table:table-cell>
              <table:table-cell office:value-type="float" office:value="0.005074787">
                <text:p>0.00507478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56522">
                <text:p>-0.156522</text:p>
              </table:table-cell>
              <table:table-cell office:value-type="float" office:value="0.7133128">
                <text:p>0.7133128</text:p>
              </table:table-cell>
              <table:table-cell office:value-type="float" office:value="0.003134447">
                <text:p>0.003134447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206895">
                <text:p>-0.1206895</text:p>
              </table:table-cell>
              <table:table-cell office:value-type="float" office:value="0.652968">
                <text:p>0.652968</text:p>
              </table:table-cell>
              <table:table-cell office:value-type="float" office:value="0.007722526">
                <text:p>0.007722526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196587">
                <text:p>-0.1196587</text:p>
              </table:table-cell>
              <table:table-cell office:value-type="float" office:value="0.5931387">
                <text:p>0.5931387</text:p>
              </table:table-cell>
              <table:table-cell office:value-type="float" office:value="0.0002202482">
                <text:p>0.0002202482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8771875">
                <text:p>-0.08771875</text:p>
              </table:table-cell>
              <table:table-cell office:value-type="float" office:value="0.5492793">
                <text:p>0.5492793</text:p>
              </table:table-cell>
              <table:table-cell office:value-type="float" office:value="0.007004373">
                <text:p>0.007004373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8771875">
                <text:p>-0.08771875</text:p>
              </table:table-cell>
              <table:table-cell office:value-type="float" office:value="0.50542">
                <text:p>0.50542</text:p>
              </table:table-cell>
              <table:table-cell office:value-type="float" office:value="-0">
                <text:p>-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6837647">
                <text:p>-0.06837647</text:p>
              </table:table-cell>
              <table:table-cell office:value-type="float" office:value="0.4712317">
                <text:p>0.4712317</text:p>
              </table:table-cell>
              <table:table-cell office:value-type="float" office:value="0.004132967">
                <text:p>0.004132967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7017529">
                <text:p>-0.07017529</text:p>
              </table:table-cell>
              <table:table-cell office:value-type="float" office:value="0.4361441">
                <text:p>0.4361441</text:p>
              </table:table-cell>
              <table:table-cell office:value-type="float" office:value="-0.0003944799">
                <text:p>-0.0003944799</text:p>
              </table:table-cell>
              <table:table-cell office:value-type="float" office:value="2.87">
                <text:p>2.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